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sine" fo:language="en" fo:country="US" fo:font-weight="normal" officeooo:rsid="00213b65" officeooo:paragraph-rsid="001fe3b6" style:font-weight-asian="normal" style:font-weight-complex="normal"/>
    </style:style>
    <style:style style:name="P2" style:family="paragraph" style:parent-style-name="Standard">
      <style:text-properties officeooo:paragraph-rsid="001fe3b6"/>
    </style:style>
    <style:style style:name="P3" style:family="paragraph" style:parent-style-name="Standard">
      <style:text-properties style:font-name="Cousine" fo:language="en" fo:country="US" fo:font-style="normal" fo:font-weight="normal" officeooo:rsid="0024d1d1" officeooo:paragraph-rsid="0024d1d1" style:font-style-asian="normal" style:font-weight-asian="normal" style:font-style-complex="normal" style:font-weight-complex="normal"/>
    </style:style>
    <style:style style:name="T1" style:family="text">
      <style:text-properties style:font-name="Cousine" fo:language="en" fo:country="US" fo:font-weight="bold" officeooo:rsid="001fe3b6" style:font-weight-asian="bold" style:font-weight-complex="bold"/>
    </style:style>
    <style:style style:name="T2" style:family="text">
      <style:text-properties style:font-name="Cousine" fo:language="en" fo:country="US" fo:font-weight="bold" officeooo:rsid="0024d1d1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&gt; Game 1 – </text:span><text:span text:style-name="T2">Go</text:span><text:span text:style-name="T1"> &lt;</text:span></text:p>
      <text:p text:style-name="P1"/>
      <text:p text:style-name="P3">I’d been wanting to learn a new language for a while now. I’d kept saying that I was going to learn Python. I’m sure that @astrosteve can attest to the fact that I’d said for YEARS that I was going to learn Python and that there was going to be another version of “Game 1” in Python. </text:p>
      <text:p text:style-name="P3"/>
      <text:p text:style-name="P3">Well.. still no Python version. </text:p>
      <text:p text:style-name="P3"/>
      <text:p text:style-name="P3">Python learning was assigned to me for work and that pretty much killed any desire to learn Python for fun. I still need to learn it for work.. that’ll happen eventually.</text:p>
      <text:p text:style-name="P3"/>
      <text:p text:style-name="P3">For now, though? I’m learning Go. It’s been fun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00:33:11.780122152</meta:creation-date>
    <dc:date>2020-05-31T11:28:39.026158447</dc:date>
    <meta:editing-duration>PT22M23S</meta:editing-duration>
    <meta:editing-cycles>6</meta:editing-cycles>
    <meta:generator>LibreOffice/6.4.4.2$Linux_X86_64 LibreOffice_project/40$Build-2</meta:generator>
    <meta:document-statistic meta:table-count="0" meta:image-count="0" meta:object-count="0" meta:page-count="1" meta:paragraph-count="5" meta:word-count="107" meta:character-count="549" meta:non-whitespace-character-count="444"/>
  </office:meta>
</office:document-meta>
</file>